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loext:graphic-properties draw:fill="solid" draw:fill-color="#1f1f1f"/>
      <style:paragraph-properties fo:line-height="135%" fo:background-color="#1f1f1f"/>
    </style:style>
    <style:style style:name="P4" style:family="paragraph" style:parent-style-name="Standard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Standard">
      <loext:graphic-properties draw:fill="solid" draw:fill-color="#1f1f1f"/>
      <style:paragraph-properties fo:line-height="135%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6" style:family="paragraph" style:parent-style-name="Standard">
      <loext:graphic-properties draw:fill="solid" draw:fill-color="#1f1f1f"/>
      <style:paragraph-properties fo:line-height="135%" fo:background-color="#1f1f1f"/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P7" style:family="paragraph" style:parent-style-name="Standard">
      <style:paragraph-properties fo:margin-left="0.5in" fo:margin-right="0in" fo:text-indent="0.5in" style:auto-text-indent="false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4fc1ff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ESENVOLVIMENTO DE APLICAÇÕES WEB I</text:span></text:p>
      <text:p text:style-name="P1"/>
      <text:p text:style-name="Standard">ALUNAS: <text:tab/>ALINY ALVES DUTRA</text:p>
      <text:p text:style-name="Standard"><text:tab/> <text:s text:c="3"/><text:tab/>ANA CRISTINA THIERSCH DA CRUZ</text:p>
      <text:p text:style-name="P7">STHEFFANY CRUVINEL MARTINS</text:p>
      <text:p text:style-name="Standard"/>
      <text:p text:style-name="Standard"><text:span text:style-name="T2">Passo 1) No terminal rode o seguinte comando</text:span></text:p>
      <text:p text:style-name="P2"/>
      <text:p text:style-name="Standard"><text:span text:style-name="T2">npm install --save cors</text:span></text:p>
      <text:p text:style-name="P2"/>
      <text:p text:style-name="Standard"><text:span text:style-name="T2">Passo 2) Entre dentro da pasta backend/src e crie o arquivo index.js (touch index.js), abra o arquivo com nano index.js cole o seguinte código:</text:span></text:p>
      <text:p text:style-name="P3"><text:span text:style-name="T3">const</text:span><text:span text:style-name="T4"> </text:span><text:span text:style-name="T5">express</text:span><text:span text:style-name="T4"> </text:span><text:span text:style-name="T6">=</text:span><text:span text:style-name="T4"> </text:span><text:span text:style-name="T5">require</text:span><text:span text:style-name="T4">(</text:span><text:span text:style-name="T7">'express'</text:span><text:span text:style-name="T4">);</text:span></text:p>
      <text:p text:style-name="P3"><text:span text:style-name="T3">const</text:span><text:span text:style-name="T4"> </text:span><text:span text:style-name="T8">app</text:span><text:span text:style-name="T4"> </text:span><text:span text:style-name="T6">=</text:span><text:span text:style-name="T4"> </text:span><text:span text:style-name="T5">express</text:span><text:span text:style-name="T4">();</text:span></text:p>
      <text:p text:style-name="P3"><text:span text:style-name="T3">const</text:span><text:span text:style-name="T4"> </text:span><text:span text:style-name="T8">routes</text:span><text:span text:style-name="T4"> </text:span><text:span text:style-name="T6">=</text:span><text:span text:style-name="T4"> </text:span><text:span text:style-name="T5">require</text:span><text:span text:style-name="T4">(</text:span><text:span text:style-name="T7">'./routes'</text:span><text:span text:style-name="T4">);</text:span></text:p>
      <text:p text:style-name="P5"/>
      <text:p text:style-name="P3"><text:span text:style-name="T3">const</text:span><text:span text:style-name="T4"> </text:span><text:span text:style-name="T5">cors</text:span><text:span text:style-name="T4"> </text:span><text:span text:style-name="T6">=</text:span><text:span text:style-name="T4"> </text:span><text:span text:style-name="T5">require</text:span><text:span text:style-name="T4">(</text:span><text:span text:style-name="T7">'cors'</text:span><text:span text:style-name="T4">);</text:span></text:p>
      <text:p text:style-name="P3"><text:span text:style-name="T8">app</text:span><text:span text:style-name="T4">.</text:span><text:span text:style-name="T5">use</text:span><text:span text:style-name="T4">(</text:span><text:span text:style-name="T5">cors</text:span><text:span text:style-name="T4">());</text:span></text:p>
      <text:p text:style-name="P5"/>
      <text:p text:style-name="P3"><text:span text:style-name="T9">//seta o padrão json para as requisições</text:span></text:p>
      <text:p text:style-name="P3"><text:span text:style-name="T8">app</text:span><text:span text:style-name="T4">.</text:span><text:span text:style-name="T5">use</text:span><text:span text:style-name="T4">(</text:span><text:span text:style-name="T5">express</text:span><text:span text:style-name="T4">.</text:span><text:span text:style-name="T5">json</text:span><text:span text:style-name="T4">());</text:span></text:p>
      <text:p text:style-name="P3"><text:soft-page-break/><text:span text:style-name="T8">app</text:span><text:span text:style-name="T4">.</text:span><text:span text:style-name="T5">use</text:span><text:span text:style-name="T4">(</text:span><text:span text:style-name="T8">routes</text:span><text:span text:style-name="T4">);</text:span></text:p>
      <text:p text:style-name="P5"/>
      <text:p text:style-name="P3"><text:span text:style-name="T8">app</text:span><text:span text:style-name="T4">.</text:span><text:span text:style-name="T5">listen</text:span><text:span text:style-name="T4">(</text:span><text:span text:style-name="T10">3333</text:span><text:span text:style-name="T4">);</text:span></text:p>
      <text:p text:style-name="Standard"><text:span text:style-name="T2">Dê ctrl x, y. para sair do arquivo e salvar;</text:span></text:p>
      <text:p text:style-name="P2"/>
      <text:p text:style-name="Standard"><text:span text:style-name="T2">Passo 3) No terminal, continue nessa pasta e crie o arquivo routes.js e cole o seguinte código:</text:span></text:p>
      <text:p text:style-name="P3"><text:span text:style-name="T3">const</text:span><text:span text:style-name="T4"> </text:span><text:span text:style-name="T5">express</text:span><text:span text:style-name="T4"> </text:span><text:span text:style-name="T6">=</text:span><text:span text:style-name="T4"> </text:span><text:span text:style-name="T5">require</text:span><text:span text:style-name="T4">(</text:span><text:span text:style-name="T7">'express'</text:span><text:span text:style-name="T4">)</text:span></text:p>
      <text:p text:style-name="P3"><text:span text:style-name="T3">const</text:span><text:span text:style-name="T4"> </text:span><text:span text:style-name="T8">routes</text:span><text:span text:style-name="T4"> </text:span><text:span text:style-name="T6">=</text:span><text:span text:style-name="T4"> </text:span><text:span text:style-name="T5">express</text:span><text:span text:style-name="T4">.</text:span><text:span text:style-name="T5">Router</text:span><text:span text:style-name="T4">();</text:span></text:p>
      <text:p text:style-name="P3"><text:span text:style-name="T3">const</text:span><text:span text:style-name="T4"> </text:span><text:span text:style-name="T8">etapa3</text:span><text:span text:style-name="T4"> </text:span><text:span text:style-name="T6">=</text:span><text:span text:style-name="T4"> </text:span><text:span text:style-name="T5">require</text:span><text:span text:style-name="T4">(</text:span><text:span text:style-name="T7">'./controllers/etapa3'</text:span><text:span text:style-name="T4">);</text:span></text:p>
      <text:p text:style-name="P5"/>
      <text:p text:style-name="P3"><text:span text:style-name="T9">//rotas exercício</text:span></text:p>
      <text:p text:style-name="P3"><text:span text:style-name="T8">routes</text:span><text:span text:style-name="T4">.</text:span><text:span text:style-name="T5">get</text:span><text:span text:style-name="T4">(</text:span><text:span text:style-name="T7">'/a1'</text:span><text:span text:style-name="T4">, </text:span><text:span text:style-name="T11">etapa3</text:span><text:span text:style-name="T4">.</text:span><text:span text:style-name="T5">a1</text:span><text:span text:style-name="T4">);</text:span></text:p>
      <text:p text:style-name="P3"><text:span text:style-name="T8">routes</text:span><text:span text:style-name="T4">.</text:span><text:span text:style-name="T5">get</text:span><text:span text:style-name="T4">(</text:span><text:span text:style-name="T7">'/a2/:id'</text:span><text:span text:style-name="T4">, </text:span><text:span text:style-name="T11">etapa3</text:span><text:span text:style-name="T4">.</text:span><text:span text:style-name="T5">a2</text:span><text:span text:style-name="T4">);</text:span></text:p>
      <text:p text:style-name="P3"><text:span text:style-name="T8">routes</text:span><text:span text:style-name="T4">.</text:span><text:span text:style-name="T5">get</text:span><text:span text:style-name="T4">(</text:span><text:span text:style-name="T7">'/a3'</text:span><text:span text:style-name="T4">, </text:span><text:span text:style-name="T11">etapa3</text:span><text:span text:style-name="T4">.</text:span><text:span text:style-name="T5">a3</text:span><text:span text:style-name="T4">);</text:span></text:p>
      <text:p text:style-name="P5"/>
      <text:p text:style-name="P5"/>
      <text:p text:style-name="P3"><text:span text:style-name="T8">module</text:span><text:span text:style-name="T4">.</text:span><text:span text:style-name="T8">exports</text:span><text:span text:style-name="T4"> </text:span><text:span text:style-name="T6">=</text:span><text:span text:style-name="T4"> </text:span><text:span text:style-name="T8">routes</text:span><text:span text:style-name="T4">;</text:span></text:p>
      <text:p text:style-name="P2"/>
      <text:p text:style-name="Standard"><text:span text:style-name="T2">Passo 4) No terminal crie três pastas dentro da pasta src de nomes: config, controllers, models;</text:span></text:p>
      <text:p text:style-name="P2"/>
      <text:p text:style-name="Standard"><text:span text:style-name="T2">Passo 5) Dentro da pasta controllers crie um arquivo etapa3.js</text:span></text:p>
      <text:p text:style-name="Standard"><text:soft-page-break/><text:span text:style-name="T2">Cole o seguinte código:</text:span></text:p>
      <text:p text:style-name="P3"><text:span text:style-name="T12">module</text:span><text:span text:style-name="T4">.</text:span><text:span text:style-name="T12">exports</text:span><text:span text:style-name="T4"> </text:span><text:span text:style-name="T6">=</text:span><text:span text:style-name="T4"> {</text:span></text:p>
      <text:p text:style-name="P3"><text:span text:style-name="T4"><text:s text:c="3"/></text:span><text:span text:style-name="T5">a1</text:span><text:span text:style-name="T4">(</text:span><text:span text:style-name="T11">request</text:span><text:span text:style-name="T4">, </text:span><text:span text:style-name="T11">response</text:span><text:span text:style-name="T4">){</text:span></text:p>
      <text:p text:style-name="P3"><text:span text:style-name="T4"><text:s text:c="7"/></text:span><text:span text:style-name="T3">const</text:span><text:span text:style-name="T4"> </text:span><text:span text:style-name="T8">msg</text:span><text:span text:style-name="T4"> </text:span><text:span text:style-name="T6">=</text:span><text:span text:style-name="T4"> {</text:span></text:p>
      <text:p text:style-name="P3"><text:span text:style-name="T4"><text:s text:c="11"/></text:span><text:span text:style-name="T11">message:</text:span><text:span text:style-name="T4"> </text:span><text:span text:style-name="T7">"Rota executou com sucesso!"</text:span></text:p>
      <text:p text:style-name="P3"><text:span text:style-name="T4"><text:s text:c="7"/>}</text:span></text:p>
      <text:p text:style-name="P3"><text:span text:style-name="T4"><text:s text:c="7"/></text:span><text:span text:style-name="T13">return</text:span><text:span text:style-name="T4"> </text:span><text:span text:style-name="T11">response</text:span><text:span text:style-name="T4">.</text:span><text:span text:style-name="T5">json</text:span><text:span text:style-name="T4">(</text:span><text:span text:style-name="T8">msg</text:span><text:span text:style-name="T4">);</text:span></text:p>
      <text:p text:style-name="P3"><text:span text:style-name="T4"><text:s text:c="3"/>},</text:span></text:p>
      <text:p text:style-name="P5"/>
      <text:p text:style-name="P3"><text:span text:style-name="T4"><text:s text:c="3"/></text:span><text:span text:style-name="T5">a2</text:span><text:span text:style-name="T4">(</text:span><text:span text:style-name="T11">request</text:span><text:span text:style-name="T4">, </text:span><text:span text:style-name="T11">response</text:span><text:span text:style-name="T4">){</text:span></text:p>
      <text:p text:style-name="P3"><text:span text:style-name="T4"><text:s text:c="7"/></text:span><text:span text:style-name="T3">const</text:span><text:span text:style-name="T4">{</text:span><text:span text:style-name="T8">id</text:span><text:span text:style-name="T4">} </text:span><text:span text:style-name="T6">=</text:span><text:span text:style-name="T4"> </text:span><text:span text:style-name="T11">request</text:span><text:span text:style-name="T4">.</text:span><text:span text:style-name="T11">params</text:span><text:span text:style-name="T4">;</text:span></text:p>
      <text:p text:style-name="P3"><text:span text:style-name="T4"><text:s text:c="7"/></text:span><text:span text:style-name="T3">const</text:span><text:span text:style-name="T4"> </text:span><text:span text:style-name="T8">parametro</text:span><text:span text:style-name="T4"> </text:span><text:span text:style-name="T6">=</text:span><text:span text:style-name="T4"> </text:span><text:span text:style-name="T8">id</text:span><text:span text:style-name="T4">;</text:span></text:p>
      <text:p text:style-name="P3"><text:span text:style-name="T4"><text:s text:c="7"/></text:span><text:span text:style-name="T3">const</text:span><text:span text:style-name="T4"> </text:span><text:span text:style-name="T8">msg</text:span><text:span text:style-name="T4"> </text:span><text:span text:style-name="T6">=</text:span><text:span text:style-name="T4"> {</text:span></text:p>
      <text:p text:style-name="P3"><text:span text:style-name="T4"><text:s text:c="11"/></text:span><text:span text:style-name="T11">message:</text:span><text:span text:style-name="T4"> </text:span><text:span text:style-name="T7">"Rota executou com sucesso recebendo o valor "</text:span><text:span text:style-name="T4"> </text:span><text:span text:style-name="T6">+</text:span><text:span text:style-name="T4"> </text:span><text:span text:style-name="T8">parametro</text:span></text:p>
      <text:p text:style-name="P3"><text:span text:style-name="T4"><text:s text:c="7"/>}</text:span></text:p>
      <text:p text:style-name="P3"><text:span text:style-name="T4"><text:s text:c="7"/></text:span><text:span text:style-name="T13">return</text:span><text:span text:style-name="T4"> </text:span><text:span text:style-name="T11">response</text:span><text:span text:style-name="T4">.</text:span><text:span text:style-name="T5">json</text:span><text:span text:style-name="T4">(</text:span><text:span text:style-name="T8">msg</text:span><text:span text:style-name="T4">);</text:span></text:p>
      <text:p text:style-name="P3"><text:span text:style-name="T4"><text:s text:c="3"/>},</text:span></text:p>
      <text:p text:style-name="P3"><text:span text:style-name="T4"><text:s text:c="2"/></text:span></text:p>
      <text:p text:style-name="P3"><text:span text:style-name="T4"><text:s text:c="3"/></text:span><text:span text:style-name="T5">a3</text:span><text:span text:style-name="T4">(</text:span><text:span text:style-name="T11">request</text:span><text:span text:style-name="T4">, </text:span><text:span text:style-name="T11">response</text:span><text:span text:style-name="T4">){</text:span></text:p>
      <text:p text:style-name="P3"><text:span text:style-name="T4"><text:s text:c="7"/></text:span><text:span text:style-name="T3">const</text:span><text:span text:style-name="T4"> </text:span><text:span text:style-name="T8">valor</text:span><text:span text:style-name="T4"> </text:span><text:span text:style-name="T6">=</text:span><text:span text:style-name="T4"> </text:span><text:span text:style-name="T11">request</text:span><text:span text:style-name="T4">.</text:span><text:span text:style-name="T11">query</text:span><text:span text:style-name="T4">[</text:span><text:span text:style-name="T7">'valor'</text:span><text:span text:style-name="T4">];</text:span></text:p>
      <text:p text:style-name="P3"><text:span text:style-name="T4"><text:s text:c="7"/></text:span><text:span text:style-name="T3">const</text:span><text:span text:style-name="T4"> </text:span><text:span text:style-name="T8">quantidade</text:span><text:span text:style-name="T4"> </text:span><text:span text:style-name="T6">=</text:span><text:span text:style-name="T4"> </text:span><text:span text:style-name="T11">request</text:span><text:span text:style-name="T4">.</text:span><text:span text:style-name="T11">query</text:span><text:span text:style-name="T4">[</text:span><text:span text:style-name="T7">'quantidade'</text:span><text:span text:style-name="T4">];</text:span></text:p>
      <text:p text:style-name="P3"><text:soft-page-break/><text:span text:style-name="T4"><text:s text:c="7"/></text:span><text:span text:style-name="T11">console</text:span><text:span text:style-name="T4">.</text:span><text:span text:style-name="T5">log</text:span><text:span text:style-name="T4">(</text:span><text:span text:style-name="T8">valor</text:span><text:span text:style-name="T4">)</text:span></text:p>
      <text:p text:style-name="P3"><text:span text:style-name="T4"><text:s text:c="7"/></text:span><text:span text:style-name="T3">const</text:span><text:span text:style-name="T4"> </text:span><text:span text:style-name="T8">msg</text:span><text:span text:style-name="T4"> </text:span><text:span text:style-name="T6">=</text:span><text:span text:style-name="T4"> {</text:span></text:p>
      <text:p text:style-name="P3"><text:span text:style-name="T4"><text:s text:c="11"/></text:span><text:span text:style-name="T11">message:</text:span><text:span text:style-name="T4"> </text:span><text:span text:style-name="T7">"Rota executou com sucesso recebendo o valor "</text:span><text:span text:style-name="T4"> </text:span><text:span text:style-name="T6">+</text:span><text:span text:style-name="T4"> </text:span><text:span text:style-name="T8">valor</text:span><text:span text:style-name="T4"> </text:span><text:span text:style-name="T6">+</text:span><text:span text:style-name="T4"> </text:span><text:span text:style-name="T7">" e quantidade "</text:span><text:span text:style-name="T4"> </text:span><text:span text:style-name="T6">+</text:span><text:span text:style-name="T4"> </text:span><text:span text:style-name="T8">quantidade</text:span></text:p>
      <text:p text:style-name="P3"><text:span text:style-name="T4"><text:s text:c="7"/>}</text:span></text:p>
      <text:p text:style-name="P3"><text:span text:style-name="T4"><text:s text:c="7"/></text:span><text:span text:style-name="T13">return</text:span><text:span text:style-name="T4"> </text:span><text:span text:style-name="T11">response</text:span><text:span text:style-name="T4">.</text:span><text:span text:style-name="T5">json</text:span><text:span text:style-name="T4">(</text:span><text:span text:style-name="T8">msg</text:span><text:span text:style-name="T4">);</text:span></text:p>
      <text:p text:style-name="P3"><text:span text:style-name="T4"><text:s text:c="3"/>}</text:span></text:p>
      <text:p text:style-name="P5"/>
      <text:p text:style-name="P3"><text:span text:style-name="T4">}</text:span></text:p>
      <text:p text:style-name="P2"/>
      <text:p text:style-name="Standard"><text:span text:style-name="T2">Pronto, nosso backend está feito, para testar:</text:span></text:p>
      <text:p text:style-name="P2"/>
      <text:p text:style-name="Standard"><text:span text:style-name="T2">Passo 6) Dentro da pasta de backend/src rode no terminal o comando</text:span></text:p>
      <text:p text:style-name="Standard"><text:span text:style-name="T2">node index.js</text:span></text:p>
      <text:p text:style-name="P2"/>
      <text:p text:style-name="Standard"><text:span text:style-name="T2">Para testar <text:s/>a primeira rota:</text:span></text:p>
      <text:p text:style-name="Standard"><text:span text:style-name="T2">localhost:3333/a1</text:span></text:p>
      <text:p text:style-name="P2"/>
      <text:p text:style-name="Standard"><text:span text:style-name="T2">Para testar a segunda rota:</text:span></text:p>
      <text:p text:style-name="Standard"><text:span text:style-name="T2">localhost:3333/a2/10</text:span></text:p>
      <text:p text:style-name="P2"/>
      <text:p text:style-name="Standard"><text:span text:style-name="T2">Para testar a terceira rota:</text:span></text:p>
      <text:p text:style-name="Standard"><text:soft-page-break/><text:span text:style-name="T2">localhost:3333/a3?quantidade=3&amp;valor=10</text:span></text:p>
      <text:p text:style-name="P2"/>
      <text:p text:style-name="P2"/>
      <text:p text:style-name="Standard"><text:span text:style-name="T2">Vamos para o frontend.</text:span></text:p>
      <text:p text:style-name="P2"/>
      <text:p text:style-name="Standard"><text:span text:style-name="T2">Passo 1)Entre dentro da pasta de frontend e entre dentro da pasta src e apague todos os arquivos exceto: App.js e index.js.</text:span></text:p>
      <text:p text:style-name="P2"/>
      <text:p text:style-name="Standard"><text:span text:style-name="T2">Passo 2) Dentro do arquivo App.js cole o seguinte código:</text:span></text:p>
      <text:p text:style-name="P6"/>
      <text:p text:style-name="P3"><text:span text:style-name="T3">function</text:span><text:span text:style-name="T4"> </text:span><text:span text:style-name="T5">App</text:span><text:span text:style-name="T4">() {</text:span></text:p>
      <text:p text:style-name="P3"><text:span text:style-name="T4"><text:s/></text:span><text:span text:style-name="T13">return</text:span><text:span text:style-name="T4"> (</text:span></text:p>
      <text:p text:style-name="P3"><text:span text:style-name="T4"><text:s text:c="3"/></text:span><text:span text:style-name="T14">&lt;</text:span><text:span text:style-name="T3">div</text:span><text:span text:style-name="T4"> </text:span><text:span text:style-name="T11">className</text:span><text:span text:style-name="T6">=</text:span><text:span text:style-name="T7">"App"</text:span><text:span text:style-name="T14">&gt;</text:span></text:p>
      <text:p text:style-name="P3"><text:span text:style-name="T4"><text:s text:c="5"/></text:span><text:span text:style-name="T14">&lt;</text:span><text:span text:style-name="T3">header</text:span><text:span text:style-name="T4"> </text:span><text:span text:style-name="T11">className</text:span><text:span text:style-name="T6">=</text:span><text:span text:style-name="T7">"App-header"</text:span><text:span text:style-name="T14">&gt;</text:span></text:p>
      <text:p text:style-name="P3"><text:span text:style-name="T4"><text:s text:c="6"/></text:span></text:p>
      <text:p text:style-name="P3"><text:span text:style-name="T4"><text:s text:c="7"/></text:span><text:span text:style-name="T14">&lt;</text:span><text:span text:style-name="T3">h1</text:span><text:span text:style-name="T14">&gt;</text:span><text:span text:style-name="T4">Hello World!</text:span><text:span text:style-name="T14">&lt;/</text:span><text:span text:style-name="T3">h1</text:span><text:span text:style-name="T14">&gt;</text:span></text:p>
      <text:p text:style-name="P3"><text:span text:style-name="T4"><text:s text:c="7"/></text:span><text:span text:style-name="T14">&lt;</text:span><text:span text:style-name="T3">a</text:span><text:span text:style-name="T4"> </text:span><text:span text:style-name="T11">href</text:span><text:span text:style-name="T6">=</text:span><text:span text:style-name="T7">"http://localhost:3333/a1"</text:span><text:span text:style-name="T4"> </text:span><text:span text:style-name="T11">target</text:span><text:span text:style-name="T6">=</text:span><text:span text:style-name="T7">"_blank"</text:span><text:span text:style-name="T14">&gt;</text:span><text:span text:style-name="T4">Rota 1</text:span><text:span text:style-name="T14">&lt;/</text:span><text:span text:style-name="T3">a</text:span><text:span text:style-name="T14">&gt;</text:span><text:span text:style-name="T3">&amp;nbsp;&amp;nbsp;</text:span></text:p>
      <text:p text:style-name="P3"><text:span text:style-name="T4"><text:s text:c="7"/></text:span><text:span text:style-name="T14">&lt;</text:span><text:span text:style-name="T3">a</text:span><text:span text:style-name="T4"> </text:span><text:span text:style-name="T11">href</text:span><text:span text:style-name="T6">=</text:span><text:span text:style-name="T7">"http://localhost:3333/a2/65"</text:span><text:span text:style-name="T4"> </text:span><text:span text:style-name="T11">target</text:span><text:span text:style-name="T6">=</text:span><text:span text:style-name="T7">"_blank"</text:span><text:span text:style-name="T14">&gt;</text:span><text:span text:style-name="T4"> Rota 2</text:span><text:span text:style-name="T14">&lt;/</text:span><text:span text:style-name="T3">a</text:span><text:span text:style-name="T14">&gt;</text:span><text:span text:style-name="T3">&amp;nbsp;&amp;nbsp;</text:span></text:p>
      <text:p text:style-name="P3"><text:span text:style-name="T4"><text:s text:c="7"/></text:span><text:span text:style-name="T14">&lt;</text:span><text:span text:style-name="T3">a</text:span><text:span text:style-name="T4"> </text:span><text:span text:style-name="T11">href</text:span><text:span text:style-name="T6">=</text:span><text:span text:style-name="T7">"http://localhost:3333/a3?quantidade=3&amp;valor=10"</text:span><text:span text:style-name="T4"> </text:span><text:span text:style-name="T11">target</text:span><text:span text:style-name="T6">=</text:span><text:span text:style-name="T7">"_blank"</text:span><text:span text:style-name="T14">&gt;</text:span><text:span text:style-name="T4"> Rota 3</text:span><text:span text:style-name="T14">&lt;/</text:span><text:span text:style-name="T3">a</text:span><text:span text:style-name="T14">&gt;</text:span><text:span text:style-name="T3">&amp;nbsp;&amp;nbsp;</text:span></text:p>
      <text:p text:style-name="P3"><text:span text:style-name="T4"><text:s text:c="5"/></text:span><text:span text:style-name="T14">&lt;/</text:span><text:span text:style-name="T3">header</text:span><text:span text:style-name="T14">&gt;</text:span></text:p>
      <text:p text:style-name="P3"><text:span text:style-name="T4"><text:s text:c="3"/></text:span><text:span text:style-name="T14">&lt;/</text:span><text:span text:style-name="T3">div</text:span><text:span text:style-name="T14">&gt;</text:span></text:p>
      <text:p text:style-name="P3"><text:span text:style-name="T4"><text:s/>);</text:span></text:p>
      <text:p text:style-name="P3"><text:soft-page-break/><text:span text:style-name="T4">}</text:span></text:p>
      <text:p text:style-name="P5"/>
      <text:p text:style-name="P3"><text:span text:style-name="T13">export</text:span><text:span text:style-name="T4"> </text:span><text:span text:style-name="T13">default</text:span><text:span text:style-name="T4"> </text:span><text:span text:style-name="T5">App</text:span><text:span text:style-name="T4">;</text:span></text:p>
      <text:p text:style-name="P6"/>
      <text:p text:style-name="P4"/>
      <text:p text:style-name="P4"/>
      <text:p text:style-name="Standard"><text:span text:style-name="T2">Passo 3) Abra o arquivo index.js e cole o seguinte código:</text:span></text:p>
      <text:p text:style-name="P3"><text:span text:style-name="T13">import</text:span><text:span text:style-name="T4"> </text:span><text:span text:style-name="T11">React</text:span><text:span text:style-name="T4"> </text:span><text:span text:style-name="T13">from</text:span><text:span text:style-name="T4"> </text:span><text:span text:style-name="T7">'react'</text:span><text:span text:style-name="T4">;</text:span></text:p>
      <text:p text:style-name="P3"><text:span text:style-name="T13">import</text:span><text:span text:style-name="T4"> </text:span><text:span text:style-name="T11">ReactDOM</text:span><text:span text:style-name="T4"> </text:span><text:span text:style-name="T13">from</text:span><text:span text:style-name="T4"> </text:span><text:span text:style-name="T7">'react-dom'</text:span><text:span text:style-name="T4">;</text:span></text:p>
      <text:p text:style-name="P3"><text:span text:style-name="T13">import</text:span><text:span text:style-name="T4"> </text:span><text:span text:style-name="T11">App</text:span><text:span text:style-name="T4"> </text:span><text:span text:style-name="T13">from</text:span><text:span text:style-name="T4"> </text:span><text:span text:style-name="T7">'./App'</text:span><text:span text:style-name="T4">;</text:span></text:p>
      <text:p text:style-name="P5"/>
      <text:p text:style-name="P3"><text:span text:style-name="T11">ReactDOM</text:span><text:span text:style-name="T4">.</text:span><text:span text:style-name="T5">render</text:span><text:span text:style-name="T4">(</text:span><text:span text:style-name="T14">&lt;</text:span><text:span text:style-name="T12">App</text:span><text:span text:style-name="T14">/&gt;</text:span><text:span text:style-name="T4">, </text:span><text:span text:style-name="T11">document</text:span><text:span text:style-name="T4">.</text:span><text:span text:style-name="T5">getElementById</text:span><text:span text:style-name="T4">(</text:span><text:span text:style-name="T7">'root'</text:span><text:span text:style-name="T4">));</text:span></text:p>
      <text:p text:style-name="P2"/>
      <text:p text:style-name="P2"/>
      <text:p text:style-name="Standard"><text:span text:style-name="T2">Passo 4) Abra um outro terminal para deixar o backend rodando no terminal que estávamos. Volte para a pasta Frontend e rode:</text:span></text:p>
      <text:p text:style-name="Standard"><text:span text:style-name="T2">npm star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88" meta:word-count="401" meta:character-count="3091" meta:non-whitespace-character-count="2566"/>
    <meta:generator>LibreOfficeDev/6.0.5.2$Linux_X86_64 LibreOffice_project/</meta:generator>
  </office:meta>
</office:document-meta>
</file>